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1" style:master-page-name="MP0" style:family="paragraph">
      <style:paragraph-properties fo:break-before="page"/>
    </style:style>
  </office:automatic-styles>
  <office:body>
    <office:text text:use-soft-page-breaks="true">
      <text:h text:style-name="P1" text:outline-level="1">Bilan Projet Java – Mot croisés</text:h>
      <text:p text:style-name="Normal"/>
      <text:p text:style-name="Normal">Durant ce projet, j’ai tout d’abord pu mettre en œuvre mes activités réalisées en entreprise tels que la rédaction des documents de spécifications et de conception. Je pense avoir pendant<text:s/>l’analyse en cours, tout à fait compris le but de cette documentation.</text:p>
      <text:p text:style-name="Normal">En revanche, la phase de développement mérite de grandes améliorations que cela soit dans la compréhension du cours ou la réalisation de la programmation. Pour la prochaine fois, il faut absolument que je gère le temps qui m’est donné pour la réalisation du projet mais surtout de meilleures connaissances de la technologie utilisée.<text:s/></text:p>
      <text:p text:style-name="Normal">Je n’ai aps pu créer de fichier en .jar car mon code n’étant pas fonctionnel intelij ne pouvait pas compiler pour faire les artefacts.</text:p>
      <text:p text:style-name="Normal">Je pense que ce travail aura la note qu’il mérite et m’apprendra à plus approfondir les notions que ne comprends pas et vérifier la date butoir de mes devoirs.</text:p>
      <text:p text:style-name="Normal"/>
      <text:p text:style-name="Normal">Paul MEY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ul MEYER</meta:initial-creator>
    <dc:creator>Paul MEYER</dc:creator>
    <meta:creation-date>2022-05-08T17:26:00Z</meta:creation-date>
    <dc:date>2022-05-08T19:09:00Z</dc:date>
    <meta:template xlink:href="Normal.dotm" xlink:type="simple"/>
    <meta:editing-cycles>2</meta:editing-cycles>
    <meta:editing-duration>PT480S</meta:editing-duration>
    <meta:document-statistic meta:page-count="1" meta:paragraph-count="1" meta:word-count="143" meta:character-count="933" meta:row-count="6" meta:non-whitespace-character-count="791"/>
  </office:meta>
</office:document-meta>
</file>